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m :</text:p>
      <text:p text:style-name="Standard">Prénom :</text:p>
      <text:p text:style-name="Standard">Matricule :</text:p>
      <text:p text:style-name="Standard">Groupe :</text:p>
      <text:p text:style-name="Standard">Poste de travail : </text:p>
      <text:p text:style-name="Standard"/>
      <text:p text:style-name="Standard"/>
      <text:p text:style-name="P1">Laboratoire 3 : mini-projet</text:p>
      <text:p text:style-name="P1"/>
      <text:p text:style-name="P3">Répondre aux questions ci-dessous.</text:p>
      <text:p text:style-name="P2"/>
      <text:p text:style-name="P2">Justifiez par calcul et à l’aide des lois, théorèmes et principes vus au cours de physique, vos choix pour R1 et R2.</text:p>
      <text:p text:style-name="P2"/>
      <text:p text:style-name="P2"/>
      <text:p text:style-name="P2">Calculez théoriquement les valeurs des courants I1, I2, Ich et de la tension Us. Comparez les aux résultats de vos mesures expérimentales.</text:p>
      <text:p text:style-name="P2"/>
      <text:p text:style-name="P2">Calculez les puissances dissipées par chacune de vos résistances. 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10T11:28:37</meta:creation-date>
    <dc:date>2021-03-08T09:11:29</dc:date>
    <meta:editing-duration>PT26M54S</meta:editing-duration>
    <meta:editing-cycles>6</meta:editing-cycles>
    <meta:generator>OpenOffice/4.1.9$Unix OpenOffice.org_project/419m1$Build-9805</meta:generator>
    <meta:document-statistic meta:table-count="0" meta:image-count="0" meta:object-count="0" meta:page-count="1" meta:paragraph-count="10" meta:word-count="73" meta:character-count="432"/>
  </office:meta>
</office:document-meta>
</file>